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justify" style:justify-single-word="false"/>
      <style:text-properties style:font-size-asian="10.5pt"/>
    </style:style>
    <style:style style:name="P6" style:family="paragraph" style:parent-style-name="Table_20_Contents">
      <style:paragraph-properties fo:text-align="center" style:justify-single-word="false"/>
      <style:text-properties fo:font-weight="bold" style:font-size-asian="10.5pt" style:font-weight-asian="bold" style:font-weight-complex="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Heading_20_1">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Table_20_Contents">
      <style:paragraph-properties fo:text-align="justify" style:justify-single-word="false"/>
      <style:text-properties style:font-size-asian="10.5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August 11.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text:tab/>PineDL 1.0 is case-sensitive.</text:p>
      <text:p text:style-name="P4"/>
      <text:h text:style-name="P10"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h text:style-name="P11" text:outline-level="1">Full List Of Keywords</text:h>
      <text:p text:style-name="Text_20_body"><text:tab/>Below is the full list of keywords in PineDL:</text:p>
      <text:p text:style-name="Text_20_body"/>
      <table:table table:name="Tabela1" table:style-name="Tabela1">
        <table:table-column table:style-name="Tabela1.A" table:number-columns-repeated="3"/>
        <table:table-column table:style-name="Tabela1.D"/>
        <table:table-row>
          <table:table-cell table:style-name="Tabela1.A1" office:value-type="string">
            <text:p text:style-name="P6">Type Keywords</text:p>
          </table:table-cell>
          <table:table-cell table:style-name="Tabela1.A1" office:value-type="string">
            <text:p text:style-name="P6">Instruction Keywords</text:p>
          </table:table-cell>
          <table:table-cell table:style-name="Tabela1.A1" office:value-type="string">
            <text:p text:style-name="P6">Constant Keywords</text:p>
          </table:table-cell>
          <table:table-cell table:style-name="Tabela1.D1" office:value-type="string">
            <text:p text:style-name="P6">Others</text:p>
          </table:table-cell>
        </table:table-row>
        <table:table-row>
          <table:table-cell table:style-name="Tabela1.A2" office:value-type="string">
            <text:p text:style-name="P5">class</text:p>
          </table:table-cell>
          <table:table-cell table:style-name="Tabela1.A2" office:value-type="string">
            <text:p text:style-name="P5">if</text:p>
          </table:table-cell>
          <table:table-cell table:style-name="Tabela1.A2" office:value-type="string">
            <text:p text:style-name="P5">true</text:p>
          </table:table-cell>
          <table:table-cell table:style-name="Tabela1.D2" office:value-type="string">
            <text:p text:style-name="P5">const</text:p>
          </table:table-cell>
        </table:table-row>
        <table:table-row>
          <table:table-cell table:style-name="Tabela1.A2" office:value-type="string">
            <text:p text:style-name="P5">function</text:p>
          </table:table-cell>
          <table:table-cell table:style-name="Tabela1.A2" office:value-type="string">
            <text:p text:style-name="P5">else</text:p>
          </table:table-cell>
          <table:table-cell table:style-name="Tabela1.A2" office:value-type="string">
            <text:p text:style-name="P5">false</text:p>
          </table:table-cell>
          <table:table-cell table:style-name="Tabela1.D2" office:value-type="string">
            <text:p text:style-name="P5">public</text:p>
          </table:table-cell>
        </table:table-row>
        <table:table-row>
          <table:table-cell table:style-name="Tabela1.A2" office:value-type="string">
            <text:p text:style-name="P5">var</text:p>
          </table:table-cell>
          <table:table-cell table:style-name="Tabela1.A2" office:value-type="string">
            <text:p text:style-name="P5">while</text:p>
          </table:table-cell>
          <table:table-cell table:style-name="Tabela1.A2" office:value-type="string">
            <text:p text:style-name="P5">null</text:p>
          </table:table-cell>
          <table:table-cell table:style-name="Tabela1.D2" office:value-type="string">
            <text:p text:style-name="P5">protected</text:p>
          </table:table-cell>
        </table:table-row>
        <table:table-row>
          <table:table-cell table:style-name="Tabela1.A2" office:value-type="string">
            <text:p text:style-name="P5">number</text:p>
          </table:table-cell>
          <table:table-cell table:style-name="Tabela1.A2" office:value-type="string">
            <text:p text:style-name="P5">for</text:p>
          </table:table-cell>
          <table:table-cell table:style-name="Tabela1.A2" office:value-type="string">
            <text:p text:style-name="P5">this</text:p>
          </table:table-cell>
          <table:table-cell table:style-name="Tabela1.D2" office:value-type="string">
            <text:p text:style-name="P5">private</text:p>
          </table:table-cell>
        </table:table-row>
        <table:table-row>
          <table:table-cell table:style-name="Tabela1.A2" office:value-type="string">
            <text:p text:style-name="P5">char</text:p>
          </table:table-cell>
          <table:table-cell table:style-name="Tabela1.A2" office:value-type="string">
            <text:p text:style-name="P5">return</text:p>
          </table:table-cell>
          <table:table-cell table:style-name="Tabela1.A2" office:value-type="string">
            <text:p text:style-name="P5"/>
          </table:table-cell>
          <table:table-cell table:style-name="Tabela1.D2" office:value-type="string">
            <text:p text:style-name="P5">extends</text:p>
          </table:table-cell>
        </table:table-row>
        <table:table-row>
          <table:table-cell table:style-name="Tabela1.A2" office:value-type="string">
            <text:p text:style-name="P5">bool</text:p>
          </table:table-cell>
          <table:table-cell table:style-name="Tabela1.A2" office:value-type="string">
            <text:p text:style-name="P5">break</text:p>
          </table:table-cell>
          <table:table-cell table:style-name="Tabela1.A2" office:value-type="string">
            <text:p text:style-name="P5"/>
          </table:table-cell>
          <table:table-cell table:style-name="Tabela1.D2" office:value-type="string">
            <text:p text:style-name="P5">is</text:p>
          </table:table-cell>
        </table:table-row>
        <table:table-row>
          <table:table-cell table:style-name="Tabela1.A2" office:value-type="string">
            <text:p text:style-name="P5">string</text:p>
          </table:table-cell>
          <table:table-cell table:style-name="Tabela1.A2" office:value-type="string">
            <text:p text:style-name="P5">continue</text:p>
          </table:table-cell>
          <table:table-cell table:style-name="Tabela1.A2" office:value-type="string">
            <text:p text:style-name="P5"/>
          </table:table-cell>
          <table:table-cell table:style-name="Tabela1.D2" office:value-type="string">
            <text:p text:style-name="P5">new</text:p>
          </table:table-cell>
        </table:table-row>
        <table:table-row>
          <table:table-cell table:style-name="Tabela1.A2" office:value-type="string">
            <text:p text:style-name="P5">range</text:p>
          </table:table-cell>
          <table:table-cell table:style-name="Tabela1.A2" office:value-type="string">
            <text:p text:style-name="P5"/>
          </table:table-cell>
          <table:table-cell table:style-name="Tabela1.A2" office:value-type="string">
            <text:p text:style-name="P5"/>
          </table:table-cell>
          <table:table-cell table:style-name="Tabela1.D2" office:value-type="string">
            <text:p text:style-name="P5">super</text:p>
          </table:table-cell>
        </table:table-row>
        <table:table-row>
          <table:table-cell table:style-name="Tabela1.A2" office:value-type="string">
            <text:p text:style-name="P5">type</text:p>
          </table:table-cell>
          <table:table-cell table:style-name="Tabela1.A2" office:value-type="string">
            <text:p text:style-name="P5"/>
          </table:table-cell>
          <table:table-cell table:style-name="Tabela1.A2" office:value-type="string">
            <text:p text:style-name="P5"/>
          </table:table-cell>
          <table:table-cell table:style-name="Tabela1.D2" office:value-type="string">
            <text:p text:style-name="P5">final</text:p>
          </table:table-cell>
        </table:table-row>
        <table:table-row>
          <table:table-cell table:style-name="Tabela1.A2" office:value-type="string">
            <text:p text:style-name="P5">void</text:p>
          </table:table-cell>
          <table:table-cell table:style-name="Tabela1.A2" office:value-type="string">
            <text:p text:style-name="P5"/>
          </table:table-cell>
          <table:table-cell table:style-name="Tabela1.A2" office:value-type="string">
            <text:p text:style-name="P5"/>
          </table:table-cell>
          <table:table-cell table:style-name="Tabela1.D2" office:value-type="string">
            <text:p text:style-name="P5"/>
          </table:table-cell>
        </table:table-row>
      </table:table>
      <text:p text:style-name="Text_20_body"/>
      <text:h text:style-name="Heading_20_1" text:outline-level="1">Variables And Constants</text:h>
      <text:p text:style-name="Text_20_body"><text:tab/>PineDL is a dynamically typed language.</text:p>
      <text:p text:style-name="Text_20_body"><text:tab/>In dynamic typing, any given variable may have any type at any time, regardless of its original declaration.</text:p>
      <text:p text:style-name="Text_20_body"><text:tab/>Unlike variables, the value of constants is always the same, therefore their time doesn't change either.</text:p>
      <text:p text:style-name="Text_20_body"/>
      <text:p text:style-name="code">var x = 3; //x is dynamically typed</text:p>
      <text:p text:style-name="code">x = "C"; //Valid</text:p>
      <text:p text:style-name="code"/>
      <text:p text:style-name="code">z = 3; //Invalid. z was not declared at all.</text:p>
      <text:p text:style-name="code"/>
      <text:p text:style-name="code">const a = 1; //a is constant</text:p>
      <text:p text:style-name="code">a = 2; //Invalid. Value of “a” can't be changed.</text:p>
      <text:p text:style-name="Text_20_body"/>
      <text:h text:style-name="P11" text:outline-level="1">Classes</text:h>
      <text:p text:style-name="Text_20_body"><text:tab/>PineDL support object-oriented programming. Classes can be defined and inheritance is supported with the “extends” keyword.</text:p>
      <text:p text:style-name="Text_20_body"/>
      <text:p text:style-name="code">class ClassName [extends BaseClass1 [, BaseClass2 [...]]]{</text:p>
      <text:p text:style-name="code"><text:tab/>//Class Implementation</text:p>
      <text:p text:style-name="code">}</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idering the case of a “Player” that must have “Cards”. A possible PineDL implementation would be:</text:p>
      <text:p text:style-name="Text_20_body"/>
      <text:p text:style-name="code">class Player{</text:p>
      <text:p text:style-name="code"><text:tab/>public var cards;</text:p>
      <text:p text:style-name="code"/>
      <text:p text:style-name="code"><text:tab/>public this(){</text:p>
      <text:p text:style-name="code"><text:tab/><text:tab/>cards = [];</text:p>
      <text:p text:style-name="code"><text:tab/><text:tab/>(0..9).ints().each(function(i){</text:p>
      <text:p text:style-name="code"><text:tab/><text:tab/><text:tab/>cards[i] = new Card();</text:p>
      <text:p text:style-name="code"><text:tab/><text:tab/>});</text:p>
      <text:p text:style-name="code"><text:tab/>}</text:p>
      <text:p text:style-name="code">}</text:p>
      <text:p text:style-name="code">class Card{</text:p>
      <text:p text:style-name="code"><text:tab/>//Card Data</text:p>
      <text:p text:style-name="code"><text:tab/>//Since no constructor is provided, a public constructor is available automatically</text:p>
      <text:p text:style-name="code">}</text:p>
      <text:p text:style-name="Text_20_body"/>
      <text:p text:style-name="Text_20_body"><text:tab/>Constructors are defined as:</text:p>
      <text:p text:style-name="Text_20_body"/>
      <text:p text:style-name="code">[Access Modifier] this( [arguments] ){ /*code*/ }</text:p>
      <text:p text:style-name="Text_20_body"/>
      <text:p text:style-name="Text_20_body"><text:tab/>If no access modifier keyword is provided, “public” is used.</text:p>
      <text:h text:style-name="P11" text:outline-level="1">Method Example</text:h>
      <text:p text:style-name="Text_20_body"><text:tab/>The type of the method's return value is also dynamic.</text:p>
      <text:p text:style-name="Text_20_body"/>
      <text:p text:style-name="code">class Player{</text:p>
      <text:p text:style-name="code"><text:tab/>public function doSomething(a, b){</text:p>
      <text:p text:style-name="code"><text:tab/><text:tab/>if(a) return 3;</text:p>
      <text:p text:style-name="code"><text:tab/><text:tab/>return new Player();</text:p>
      <text:p text:style-name="code"><text:tab/>}</text:p>
      <text:p text:style-name="code"><text:tab/>public function yetAnotherMethod(a){</text:p>
      <text:p text:style-name="code"><text:tab/><text:tab/>//The argument a can have any type.</text:p>
      <text:p text:style-name="code"><text:tab/><text:tab/>return 3; //The statement “return new Player();” would throw a compile error here.</text:p>
      <text:p text:style-name="code"><text:tab/>}</text:p>
      <text:p text:style-name="code">}</text:p>
      <text:p text:style-name="Text_20_body"/>
      <text:p text:style-name="Text_20_body"><text:tab/>Methods are declared as:</text:p>
      <text:p text:style-name="Text_20_body"/>
      <text:p text:style-name="code">[Access Modifier] function FunctionName([Arguments]){</text:p>
      <text:p text:style-name="code">//Implementation</text:p>
      <text:p text:style-name="code">}</text:p>
      <text:p text:style-name="Text_20_body"/>
      <text:p text:style-name="Text_20_body"><text:tab/>If no access modifier is provided, then “public” is used.</text:p>
      <text:p text:style-name="Text_20_body"/>
      <text:h text:style-name="Heading_20_1" text:outline-level="1">Argument Lists</text:h>
      <text:p text:style-name="Text_20_body"><text:tab/>Methods, functions and constructors have argument lists.</text:p>
      <text:p text:style-name="Text_20_body"><text:tab/>Argument lists can be empty or can be defined as:</text:p>
      <text:p text:style-name="Text_20_body"/>
      <text:p text:style-name="code">FirstArgument [,SecondArgument [, ThirdArgument [...]]]</text:p>
      <text:p text:style-name="Text_20_body"/>
      <text:p text:style-name="Text_20_body"><text:tab/>Each argument is defined as:</text:p>
      <text:p text:style-name="Text_20_body"/>
      <text:p text:style-name="code">[var] argumentName [= value]</text:p>
      <text:p text:style-name="Text_20_body"/>
      <text:h text:style-name="P11" text:outline-level="1">Constants</text:h>
      <text:p text:style-name="Text_20_body"><text:tab/>There are a few types of constants:</text:p>
      <text:p text:style-name="Text_20_body"/>
      <text:list xml:id="list33211329" text:style-name="L1">
        <text:list-item>
          <text:p text:style-name="P7">Null constant. The keyword “null”.</text:p>
        </text:list-item>
        <text:list-item>
          <text:p text:style-name="P7">Boolean constants. The keywords “true” and “false”.</text:p>
        </text:list-item>
        <text:list-item>
          <text:p text:style-name="P7">Numeric constants.</text:p>
        </text:list-item>
        <text:list-item>
          <text:p text:style-name="P7">Character constants(in the 'C' format)</text:p>
        </text:list-item>
        <text:list-item>
          <text:p text:style-name="P7">String constants(in the “Hello \”World\”!” or @”C:\Users\Username\Documents\” formats)</text:p>
        </text:list-item>
        <text:list-item>
          <text:p text:style-name="P7">Type constants</text:p>
        </text:list-item>
      </text:list>
      <text:p text:style-name="Text_20_body"/>
      <text:h text:style-name="Heading_20_1" text:outline-level="1">Common Operations</text:h>
      <text:p text:style-name="Text_20_body"><text:tab/>PineDL has several operations.</text:p>
      <text:p text:style-name="Text_20_body"/>
      <text:p text:style-name="code">function test(){</text:p>
      <text:p text:style-name="code"><text:tab/>var x;</text:p>
      <text:p text:style-name="code"><text:tab/>x = 3+3; //6</text:p>
      <text:p text:style-name="code"><text:tab/>x = 3-2; //1</text:p>
      <text:p text:style-name="code"><text:tab/>x = -x; //-1</text:p>
      <text:p text:style-name="code"><text:tab/>x = 3*3; //9</text:p>
      <text:p text:style-name="code"><text:tab/>x = x/2; //4, since x is currently an numbereger</text:p>
      <text:p text:style-name="code"><text:tab/>x = 3%2; //1</text:p>
      <text:p text:style-name="code"><text:tab/>x = true &amp;&amp; false; //false</text:p>
      <text:p text:style-name="code"><text:tab/>x = true || false; //true</text:p>
      <text:p text:style-name="code"><text:tab/>x = 2 &amp; 4; //2</text:p>
      <text:p text:style-name="code"><text:tab/>x = 2 | 4; //6</text:p>
      <text:p text:style-name="code"><text:tab/>x = 2 ^ 4; //6</text:p>
      <text:p text:style-name="code"><text:tab/>x++; //6. x becomes 7</text:p>
      <text:p text:style-name="code"><text:tab/>++x; //8. x becomes 8</text:p>
      <text:p text:style-name="code"><text:tab/>x--; //8. x becomes 7</text:p>
      <text:p text:style-name="code"><text:tab/>x = !false; //true</text:p>
      <text:p text:style-name="code"><text:tab/>x = 3 is number; //true</text:p>
      <text:p text:style-name="code"><text:tab/>x = 3 &gt; 2; //true</text:p>
      <text:p text:style-name="code"><text:tab/>x = 3 &lt; 2; //false</text:p>
      <text:p text:style-name="code"><text:tab/>x = 3 &gt;= 3; //true</text:p>
      <text:p text:style-name="code"><text:tab/>x = 3 &lt;= 4; //true</text:p>
      <text:p text:style-name="code"><text:tab/>x = 3 == 4; //false</text:p>
      <text:p text:style-name="code"><text:tab/>x = 3 != 4; //true</text:p>
      <text:p text:style-name="code"><text:tab/>x = 4 &lt;&lt; 2; //16</text:p>
      <text:p text:style-name="code"><text:tab/>x = 4 &gt;&gt; 2; //1</text:p>
      <text:p text:style-name="code"><text:tab/>x = 1==1?2:3; //2</text:p>
      <text:p text:style-name="code">}</text:p>
      <text:p text:style-name="Text_20_body"/>
      <text:p text:style-name="Text_20_body"><text:tab/>Operations like “x += 2;” are also available.</text:p>
      <text:p text:style-name="Text_20_body"/>
      <text:h text:style-name="P11" text:outline-level="1">Conditional Operations And Loops</text:h>
      <text:p text:style-name="Text_20_body"><text:tab/>PineDL also supports the “if/else” system as well as “while” and “for”.</text:p>
      <text:p text:style-name="Text_20_body"/>
      <text:p text:style-name="code">function test(){</text:p>
      <text:p text:style-name="code"><text:tab/>if(1==1){</text:p>
      <text:p text:style-name="code"><text:tab/><text:tab/>//This gets executed</text:p>
      <text:p text:style-name="code"><text:tab/>}</text:p>
      <text:p text:style-name="code"><text:tab/>else{</text:p>
      <text:p text:style-name="code"><text:tab/><text:tab/>//This does not get executed</text:p>
      <text:p text:style-name="code"><text:tab/>}</text:p>
      <text:p text:style-name="code"><text:tab/>for(var i = 0; i &lt; 10; i++){</text:p>
      <text:p text:style-name="code"><text:tab/><text:tab/>//This gets executed ten times.</text:p>
      <text:p text:style-name="code"><text:tab/>}</text:p>
      <text:p text:style-name="code"><text:tab/>var j = 0;</text:p>
      <text:p text:style-name="code"><text:tab/>while(j &lt; 10){</text:p>
      <text:p text:style-name="code"><text:tab/><text:tab/>//This gets executed 10 times.</text:p>
      <text:p text:style-name="code"><text:tab/><text:tab/>j++;</text:p>
      <text:p text:style-name="code"><text:tab/>}</text:p>
      <text:p text:style-name="code"/>
      <text:p text:style-name="code"><text:tab/>k = false;</text:p>
      <text:p text:style-name="code"><text:tab/>j = 0;</text:p>
      <text:p text:style-name="code"><text:tab/>while(true){</text:p>
      <text:p text:style-name="code"><text:tab/><text:tab/>k = !k;</text:p>
      <text:p text:style-name="code"><text:tab/><text:tab/>if(k){</text:p>
      <text:p text:style-name="code"><text:tab/><text:tab/><text:tab/>continue; //Checks the condition again</text:p>
      <text:p text:style-name="code"><text:tab/><text:tab/>}</text:p>
      <text:p text:style-name="code"><text:tab/><text:tab/>if(j==5){</text:p>
      <text:p text:style-name="code"><text:tab/><text:tab/><text:tab/>break; // Breaks the loop.</text:p>
      <text:p text:style-name="code"><text:tab/><text:tab/>}</text:p>
      <text:p text:style-name="code"><text:tab/><text:tab/>j++;</text:p>
      <text:p text:style-name="code"><text:tab/>}</text:p>
      <text:p text:style-name="code">}</text:p>
      <text:p text:style-name="Text_20_body"/>
      <text:h text:style-name="Heading_20_1" text:outline-level="1">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text:soft-page-break/>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33224994" text:style-name="L2">
        <text:list-item>
          <text:p text:style-name="P8">public</text:p>
        </text:list-item>
        <text:list-item>
          <text:p text:style-name="P8">private</text:p>
        </text:list-item>
        <text:list-item>
          <text:p text:style-name="P8">protected</text:p>
        </text:list-item>
      </text:list>
      <text:p text:style-name="Text_20_body"/>
      <text:p text:style-name="Text_20_body"><text:tab/>Their meaning closely matches other programming languages such as Java, C++ and C#.</text:p>
      <text:p text:style-name="Text_20_body"/>
      <text:h text:style-name="Heading_20_1" text:outline-level="1">Abstract Methods</text:h>
      <text:p text:style-name="Text_20_body"><text:tab/>Abstract methods are declared just like regular methods, but instead of /*implementation*/, they just have “;”.</text:p>
      <text:p text:style-name="Text_20_body"/>
      <text:p text:style-name="code">class A{</text:p>
      <text:p text:style-name="code"><text:tab/>function AbstractMethod();</text:p>
      <text:p text:style-name="code">}</text:p>
      <text:p text:style-name="Text_20_body"/>
      <text:p text:style-name="Text_20_body"><text:tab/>Any class that contains abstract methods is considered abstract.</text:p>
      <text:p text:style-name="Text_20_body"><text:tab/>Any class that inherits from an abstract class and does not implement the abstract methods is abstract. All others are not abstract.</text:p>
      <text:p text:style-name="Text_20_body"/>
      <text:p text:style-name="code">class A{ function a(); }</text:p>
      <text:p text:style-name="code">class B extends A{ function b(); }</text:p>
      <text:p text:style-name="code">class C extends B{ function b(){} }</text:p>
      <text:p text:style-name="Text_20_body"/>
      <text:p text:style-name="Text_20_body"><text:tab/>In the example above, C is abstract because although it implements “b”, it does not implement “a”.</text:p>
      <text:p text:style-name="Text_20_body"><text:tab/>One can not use “new Type( )” if “Type” is an abstract class. Note, however, that Type may have a constructor.</text:p>
      <text:p text:style-name="Text_20_body"/>
      <text:h text:style-name="Heading_20_1"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text:h text:style-name="P11" text:outline-level="1">Multiple Inheritance</text:h>
      <text:p text:style-name="Text_20_body"><text:tab/>PineDL supports limited multiple inheritance.</text:p>
      <text:p text:style-name="Text_20_body"/>
      <text:p text:style-name="code">class A extends B, C{}</text:p>
      <text:p text:style-name="Text_20_body"/>
      <text:p text:style-name="Text_20_body"><text:tab/>For the statement above to be valid PineDL, B and C can't have any fields, constants or non-abstract methods with the same name.</text:p>
      <text:p text:style-name="Text_20_body"><text:tab/>Therefore, if both B and C inherit from D, the statement above is only valid if D has only abstract or static methods(no non-static constants nor non-static fields nor non-abstract non-static methods).</text:p>
      <text:p text:style-name="Text_20_body"><text:tab/>Note that, for initialization purposes, the constructor for B is called before the constructor for C when initializing A.</text:p>
      <text:p text:style-name="Text_20_body"/>
      <text:p text:style-name="Text_20_body"><text:tab/>If B and C have any fields, constants or non-abstract methods with the same name and not static, then B and C are considered “incompatible”.</text:p>
      <text:p text:style-name="Text_20_body"><text:tab/>If B and C have abstract methods with the same name but different declarations(arguments or return values), then B and C are still incompatible.</text:p>
      <text:p text:style-name="Text_20_body"/>
      <text:p text:style-name="code">class A{</text:p>
      <text:p text:style-name="code"><text:tab/>function a();</text:p>
      <text:p text:style-name="code"><text:tab/>function b();</text:p>
      <text:p text:style-name="code"><text:tab/>function c(){}</text:p>
      <text:p text:style-name="code">}</text:p>
      <text:p text:style-name="code">class B{</text:p>
      <text:p text:style-name="code"><text:tab/>function a(){}</text:p>
      <text:p text:style-name="code"><text:tab/>function c();</text:p>
      <text:p text:style-name="code">}</text:p>
      <text:p text:style-name="code">class C extends A, B{</text:p>
      <text:p text:style-name="code"><text:tab/>//Valid, because A and B are not incompatible.</text:p>
      <text:p text:style-name="code"><text:tab/>//Although both have “a” and “c” methods, A's a() and B's c() are abstract, therefore they do not conflict with each other.</text:p>
      <text:p text:style-name="code">}</text:p>
      <text:p text:style-name="Text_20_body"/>
      <text:h text:style-name="P11" text:outline-level="1">Explicit Casts</text:h>
      <text:p text:style-name="Text_20_body"><text:tab/>The statement:</text:p>
      <text:p text:style-name="Text_20_body"/>
      <text:p text:style-name="code">(A) b;</text:p>
      <text:p text:style-name="Text_20_body"/>
      <text:p text:style-name="Text_20_body"><text:tab/>Includes an explicit cast of b to type A.</text:p>
      <text:p text:style-name="Text_20_body"><text:tab/>The following explicit casts are allowed:</text:p>
      <text:p text:style-name="Text_20_body"/>
      <text:list xml:id="list33225164" text:style-name="L3">
        <text:list-item>
          <text:p text:style-name="P9">char to number</text:p>
        </text:list-item>
        <text:list-item>
          <text:p text:style-name="P9">char to string</text:p>
        </text:list-item>
        <text:list-item>
          <text:p text:style-name="P9">number to string</text:p>
        </text:list-item>
        <text:list-item>
          <text:p text:style-name="P9">strings, arrays, functions, types and class instances to boolean(null is false. Anything not null is true)</text:p>
        </text:list-item>
        <text:list-item>
          <text:p text:style-name="P9">number to char</text:p>
        </text:list-item>
        <text:list-item>
          <text:p text:style-name="P9">string to number</text:p>
        </text:list-item>
        <text:list-item>
          <text:p text:style-name="P9">boolean to string</text:p>
        </text:list-item>
        <text:list-item>
          <text:p text:style-name="P9">A to B, if and only if A extends B.</text:p>
        </text:list-item>
        <text:list-item>
          <text:p text:style-name="P9">var to any type</text:p>
        </text:list-item>
      </text:list>
      <text:p text:style-name="Text_20_body"/>
      <text:p text:style-name="Text_20_body"><text:tab/>Note that casting one type to another may result in null, if for some reason the cast fails.</text:p>
      <text:p text:style-name="Text_20_body"/>
      <text:h text:style-name="Heading_20_1" text:outline-level="1">Nested/Anonymous Classes And Functions</text:h>
      <text:p text:style-name="Text_20_body"><text:tab/>PineDL supports nested/anonymous classes and functions.</text:p>
      <text:p text:style-name="Text_20_body"/>
      <text:p text:style-name="code">class A{</text:p>
      <text:p text:style-name="code"><text:tab/>class B{</text:p>
      <text:p text:style-name="code"/>
      <text:p text:style-name="code"><text:tab/>}</text:p>
      <text:p text:style-name="code">}</text:p>
      <text:p text:style-name="code"/>
      <text:p text:style-name="code">function not(){</text:p>
      <text:p text:style-name="code"><text:tab/>return function{</text:p>
      <text:p text:style-name="code"><text:tab/><text:tab/>return !x;</text:p>
      <text:p text:style-name="code"><text:tab/>};</text:p>
      <text:p text:style-name="code">}</text:p>
      <text:p text:style-name="code"/>
      <text:p text:style-name="code">function add(c){</text:p>
      <text:p text:style-name="code"><text:tab/>var i = 0;</text:p>
      <text:p text:style-name="code"><text:tab/>return function(x){</text:p>
      <text:p text:style-name="code"><text:tab/><text:tab/>return x+c+(i++);</text:p>
      <text:p text:style-name="code"><text:tab/>};</text:p>
      <text:p text:style-name="code">}</text:p>
      <text:p text:style-name="code"/>
      <text:p text:style-name="code">function makeClass(){</text:p>
      <text:p text:style-name="code"><text:tab/>return class extends A{};</text:p>
      <text:p text:style-name="cod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class="text" style:master-page-name="" style:default-outline-level="1">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8-23T13:15:28.94</dc:date>
    <meta:editing-duration>PT24H18M58S</meta:editing-duration>
    <meta:editing-cycles>96</meta:editing-cycles>
    <meta:generator>OpenOffice.org/3.0$Win32 OpenOffice.org_project/300m15$Build-9379</meta:generator>
    <meta:document-statistic meta:table-count="1" meta:image-count="0" meta:object-count="0" meta:page-count="9" meta:paragraph-count="269" meta:word-count="1422" meta:character-count="8017"/>
    <meta:user-defined meta:name="Info 1"/>
    <meta:user-defined meta:name="Info 2"/>
    <meta:user-defined meta:name="Info 3"/>
    <meta:user-defined meta:name="Info 4"/>
  </office:meta>
</office:document-meta>
</file>